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employee_official_mst ---&gt; <text:s text:c="2"/><text:span text:style-name="T1">ADD NEW USER</text:span>, <text:s/>EDIT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office:value-type="string">
            <text:p>employee_payroll_mst --&gt;<text:span text:style-name="T1">INITIAL LOAD</text:span>, <text:s/>SEARCH, DATA DOWNLOAD, DOWNLOAD TEMPLATE, <text:span text:style-name="T1">DELETE</text:span>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employee_payroll_mst --&gt;<text:span text:style-name="T1">ADD NEW USER</text:span>, EDI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06/28/2022</text:date>, <text:time>14:3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4:34:44.73</meta:creation-date>
    <dc:date>2022-06-28T14:36:45.72</dc:date>
    <meta:editing-duration>PT2M1S</meta:editing-duration>
    <meta:editing-cycles>1</meta:editing-cycles>
    <meta:document-statistic meta:table-count="3" meta:cell-count="3" meta:object-count="0"/>
    <meta:generator>OpenOffice/4.1.10$Win32 OpenOffice.org_project/4110m2$Build-9807</meta:generator>
  </office:meta>
</office:document-meta>
</file>